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iberation Sans" style:font-name-complex="Liberation Sans"/>
    </style:style>
    <style:style style:name="P2" style:family="paragraph" style:parent-style-name="Standard">
      <style:text-properties style:font-name="Liberation Sans" fo:font-style="italic" style:font-style-asian="italic" style:font-name-complex="Liberation Sans"/>
    </style:style>
    <style:style style:name="P3" style:family="paragraph" style:parent-style-name="Heading">
      <style:text-properties style:font-name-complex="Liberation Sans"/>
    </style:style>
    <style:style style:name="P4" style:family="paragraph" style:parent-style-name="Heading">
      <style:text-properties officeooo:paragraph-rsid="0010df0a" style:font-name-complex="Liberation Sans"/>
    </style:style>
    <style:style style:name="P5" style:family="paragraph" style:parent-style-name="Heading">
      <style:text-properties officeooo:paragraph-rsid="0015f6d8" style:font-name-complex="Liberation Sans"/>
    </style:style>
    <style:style style:name="P6" style:family="paragraph" style:parent-style-name="Heading">
      <style:text-properties officeooo:paragraph-rsid="001722ac" style:font-name-complex="Liberation Sans"/>
    </style:style>
    <style:style style:name="P7" style:family="paragraph" style:parent-style-name="Heading">
      <style:text-properties officeooo:paragraph-rsid="002b3394" style:font-name-complex="Liberation Sans"/>
    </style:style>
    <style:style style:name="P8" style:family="paragraph" style:parent-style-name="Heading">
      <style:text-properties officeooo:paragraph-rsid="002d15bb" style:font-name-complex="Liberation Sans"/>
    </style:style>
    <style:style style:name="P9" style:family="paragraph" style:parent-style-name="Heading">
      <style:text-properties officeooo:paragraph-rsid="002ecd54" style:font-name-complex="Liberation Sans"/>
    </style:style>
    <style:style style:name="P10" style:family="paragraph" style:parent-style-name="Text_20_body">
      <style:text-properties style:font-name="Liberation Sans" officeooo:paragraph-rsid="0010df0a" style:font-name-complex="Liberation Sans"/>
    </style:style>
    <style:style style:name="P11" style:family="paragraph" style:parent-style-name="Standard" style:master-page-name="MP0">
      <style:paragraph-properties style:page-number="auto" fo:break-before="page"/>
      <style:text-properties style:font-name="Liberation Sans" style:font-name-complex="Liberation Sans"/>
    </style:style>
    <style:style style:name="P12" style:family="paragraph" style:parent-style-name="Standard">
      <style:text-properties style:font-name="Liberation Sans" officeooo:rsid="0032160f" officeooo:paragraph-rsid="0032160f" style:font-name-complex="Liberation Sans"/>
    </style:style>
    <style:style style:name="P13" style:family="paragraph" style:parent-style-name="Heading">
      <style:text-properties officeooo:paragraph-rsid="0021b3bc" style:font-name-complex="Liberation Sans"/>
    </style:style>
    <style:style style:name="P14" style:family="paragraph" style:parent-style-name="Heading">
      <style:text-properties officeooo:paragraph-rsid="0010df0a" style:font-name-complex="Liberation Sans"/>
    </style:style>
    <style:style style:name="P15" style:family="paragraph" style:parent-style-name="Heading_20_1">
      <style:text-properties style:font-name-complex="Liberation Sans"/>
    </style:style>
    <style:style style:name="P16" style:family="paragraph" style:parent-style-name="Heading_20_1">
      <style:text-properties officeooo:paragraph-rsid="0010df0a" style:font-name-complex="Liberation Sans"/>
    </style:style>
    <style:style style:name="P17" style:family="paragraph" style:parent-style-name="Text_20_body">
      <style:text-properties style:font-name="Liberation Sans" officeooo:rsid="00140ae4" officeooo:paragraph-rsid="003403c7" style:font-name-complex="Liberation Sans"/>
    </style:style>
    <style:style style:name="P18" style:family="paragraph" style:parent-style-name="Text_20_body">
      <style:text-properties style:font-name="Liberation Sans" officeooo:rsid="0034ef07" officeooo:paragraph-rsid="0034ef07" style:font-name-complex="Liberation Sans"/>
    </style:style>
    <style:style style:name="P19" style:family="paragraph" style:parent-style-name="Text_20_body">
      <style:text-properties style:font-name="Liberation Sans" officeooo:rsid="0037659d" officeooo:paragraph-rsid="0037659d" style:font-name-complex="Liberation Sans"/>
    </style:style>
    <style:style style:name="P20" style:family="paragraph" style:parent-style-name="Text_20_body">
      <style:text-properties style:font-name="Liberation Sans" officeooo:rsid="003929fa" officeooo:paragraph-rsid="003929fa" style:font-name-complex="Liberation Sans"/>
    </style:style>
    <style:style style:name="P21" style:family="paragraph" style:parent-style-name="Text_20_body">
      <style:text-properties style:font-name="Liberation Sans" officeooo:rsid="003b2a5f" officeooo:paragraph-rsid="003b2a5f" style:font-name-complex="Liberation Sans"/>
    </style:style>
    <style:style style:name="P22" style:family="paragraph" style:parent-style-name="Text_20_body">
      <style:text-properties style:font-name="Liberation Sans" officeooo:rsid="003c4443" officeooo:paragraph-rsid="003c4443" style:font-name-complex="Liberation Sans"/>
    </style:style>
    <style:style style:name="P23" style:family="paragraph" style:parent-style-name="Text_20_body">
      <style:text-properties style:font-name="Liberation Sans" officeooo:rsid="003ca726" officeooo:paragraph-rsid="003ca726" style:font-name-complex="Liberation Sans"/>
    </style:style>
    <style:style style:name="P24" style:family="paragraph" style:parent-style-name="Text_20_body">
      <style:text-properties style:font-name="Liberation Sans" officeooo:rsid="003d8182" officeooo:paragraph-rsid="003d8182" style:font-name-complex="Liberation Sans"/>
    </style:style>
    <style:style style:name="P25" style:family="paragraph" style:parent-style-name="Text_20_body">
      <style:text-properties style:font-name="Liberation Sans" officeooo:rsid="003db725" officeooo:paragraph-rsid="003db725" style:font-name-complex="Liberation Sans"/>
    </style:style>
    <style:style style:name="P26" style:family="paragraph" style:parent-style-name="Text_20_body">
      <style:text-properties style:font-name="Liberation Sans" officeooo:rsid="003f25e3" officeooo:paragraph-rsid="003f25e3" style:font-name-complex="Liberation Sans"/>
    </style:style>
    <style:style style:name="P27" style:family="paragraph" style:parent-style-name="Text_20_body">
      <style:text-properties officeooo:rsid="0037659d" officeooo:paragraph-rsid="0037659d" style:font-name-complex="Liberation Sans"/>
    </style:style>
    <style:style style:name="P28" style:family="paragraph" style:parent-style-name="Text_20_body">
      <style:text-properties officeooo:rsid="003a1b3e" officeooo:paragraph-rsid="003a1b3e" style:font-name-complex="Liberation Sans"/>
    </style:style>
    <style:style style:name="P29" style:family="paragraph" style:parent-style-name="Text_20_body">
      <style:text-properties officeooo:paragraph-rsid="003ca726" style:font-name-complex="Liberation Sans"/>
    </style:style>
    <style:style style:name="T1" style:family="text">
      <style:text-properties officeooo:rsid="0010df0a"/>
    </style:style>
    <style:style style:name="T2" style:family="text">
      <style:text-properties officeooo:rsid="00127fbf"/>
    </style:style>
    <style:style style:name="T3" style:family="text">
      <style:text-properties officeooo:rsid="0015f6d8"/>
    </style:style>
    <style:style style:name="T4" style:family="text">
      <style:text-properties officeooo:rsid="00162cce"/>
    </style:style>
    <style:style style:name="T5" style:family="text">
      <style:text-properties officeooo:rsid="001722ac"/>
    </style:style>
    <style:style style:name="T6" style:family="text">
      <style:text-properties officeooo:rsid="001932ba"/>
    </style:style>
    <style:style style:name="T7" style:family="text">
      <style:text-properties officeooo:rsid="001c88c8"/>
    </style:style>
    <style:style style:name="T8" style:family="text">
      <style:text-properties officeooo:rsid="001d0139"/>
    </style:style>
    <style:style style:name="T9" style:family="text">
      <style:text-properties officeooo:rsid="001f01fd"/>
    </style:style>
    <style:style style:name="T10" style:family="text">
      <style:text-properties officeooo:rsid="0021b3bc"/>
    </style:style>
    <style:style style:name="T11" style:family="text">
      <style:text-properties officeooo:rsid="002264f7"/>
    </style:style>
    <style:style style:name="T12" style:family="text">
      <style:text-properties fo:font-weight="bold" officeooo:rsid="001d0139" style:font-weight-asian="bold" style:font-weight-complex="bold"/>
    </style:style>
    <style:style style:name="T13" style:family="text">
      <style:text-properties officeooo:rsid="00295e63"/>
    </style:style>
    <style:style style:name="T14" style:family="text">
      <style:text-properties officeooo:rsid="002d15bb"/>
    </style:style>
    <style:style style:name="T15" style:family="text">
      <style:text-properties officeooo:rsid="002ecd54"/>
    </style:style>
    <style:style style:name="T16" style:family="text">
      <style:text-properties officeooo:rsid="0031d20c"/>
    </style:style>
    <style:style style:name="T17" style:family="text">
      <style:text-properties officeooo:rsid="0036ac0e"/>
    </style:style>
    <style:style style:name="T18" style:family="text">
      <style:text-properties officeooo:rsid="003b2a5f"/>
    </style:style>
    <style:style style:name="T19" style:family="text">
      <style:text-properties officeooo:rsid="003ca726"/>
    </style:style>
    <style:style style:name="T20" style:family="text">
      <style:text-properties style:font-name="Liberation Sans" officeooo:rsid="003ca726"/>
    </style:style>
    <style:style style:name="T21" style:family="text">
      <style:text-properties fo:font-size="11pt" officeooo:rsid="003ca726"/>
    </style:style>
    <style:style style:name="T22" style:family="text">
      <style:text-properties fo:font-style="italic" style:font-style-asian="italic" style:font-style-complex="italic"/>
    </style:style>
    <style:style style:name="T23" style:family="text">
      <style:text-properties fo:font-style="normal" style:font-style-asian="normal" style:font-style-complex="normal"/>
    </style:style>
    <style:style style:name="T24" style:family="text">
      <style:text-properties officeooo:rsid="003e8aaa"/>
    </style:style>
    <style:style style:name="T25" style:family="text">
      <style:text-properties officeooo:rsid="003f25e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Analysis of Algorithms</text:p>
      <text:p text:style-name="P12">Kyle Hanson</text:p>
      <text:p text:style-name="P1">CS 221</text:p>
      <text:p text:style-name="P1"/>
      <text:p text:style-name="P2">Defend all answers based on specific references to the code. <text:span text:style-name="T8">Do not count return statements or initialization of method arguments. </text:span>You are <text:span text:style-name="T12">strongly</text:span> encouraged to <text:span text:style-name="T9">walk through algorithms in the debugger and to </text:span>add statement-counting code to given methods to test <text:span text:style-name="T8">and refine your analysis. All growth functions must be in simplified t(n) = ____ format and order must be presented in proper big-O notation.</text:span></text:p>
      <text:h text:style-name="P15" text:outline-level="1">Algorithm: find()</text:h>
      <text:p text:style-name="Heading"><text:span text:style-name="T3">Minimum Statements. </text:span>How many statements would be executed in a call to find() when the array size is zero (n == 0)?</text:p>
      <text:p text:style-name="P17">If the array size was 0, the for loop would initialize int i and check if it is less than the array length, which would be false and that would be the end of the method. So, no matter what, at least 2 statements get executed.</text:p>
      <text:p text:style-name="P17">T(0) = 2</text:p>
      <text:p text:style-name="Heading"><text:span text:style-name="T3">Best Case Scenario. Under what conditions would the minimum possible number of loop iterations be executed for an array where n is large? Where would the target element be located in the array? </text:span>What is <text:span text:style-name="T6">the growth function under these conditions</text:span>?</text:p>
      <text:p text:style-name="P18">The growth function under a best case scenario would be O(n). <text:span text:style-name="T17">This is because the minimum possible number of iterations when n is large is essentially n. <text:s/>Running the find() method with my statement counters shows this. <text:s/>The number of statements is the number n plus the first 3 initialization statements. This is the case when every number is already in order.</text:span></text:p>
      <text:p text:style-name="P23">T(n) = n + 3</text:p>
      <text:p text:style-name="P5"><text:span text:style-name="T3">Worst Case Scenario. Under what conditions would the maximum number of loop iterations be executed for an array where n is large? What would be necessary such that the loop cannot exit early? </text:span>What is the <text:span text:style-name="T3">growth function under these conditions</text:span>?</text:p>
      <text:p text:style-name="P19">The worst case scenario is <text:span text:style-name="T21">if the desired value cannot be found</text:span>. <text:span text:style-name="T19">This means that find() must search through the entire array.</text:span></text:p>
      <text:p text:style-name="P23">T(n) = n + 3</text:p>
      <text:p text:style-name="P13"><text:span text:style-name="T3">Expected Average Case Scenario. </text:span>Assuming <text:span text:style-name="T2">a randomly ordered array of unique elements and the</text:span> target element <text:span text:style-name="T7">is</text:span> in the array,<text:span text:style-name="T10"> where would a target element be located on average? W</text:span>hat is the expected average number of <text:span text:style-name="T13">loop iterations</text:span> for a call to find()? <text:span text:style-name="T13">What is the average growth function under these conditions? </text:span></text:p>
      <text:p text:style-name="P27">The average growth function will still be O(n). <text:s/>On average it should take around n times to check the where the target element is. <text:s/><text:span text:style-name="T19">T(n) = (n+3)/2 = 1/2(n +3) <text:s text:c="2"/></text:span></text:p>
      <text:p text:style-name="P3"><text:soft-page-break/>What is the <text:span text:style-name="T4">runtime order (big-O)</text:span> of find() <text:span text:style-name="T10">based on the above growth functions</text:span>?</text:p>
      <text:p text:style-name="P20">Based on the above growth functions, the runtime order is O(n).</text:p>
      <text:h text:style-name="P16" text:outline-level="1">Algorithm: <text:span text:style-name="T1">replaceAll</text:span>()</text:h>
      <text:p text:style-name="P4"><text:span text:style-name="T3">Minimum Statements. </text:span>How many statements would be executed in a call to <text:span text:style-name="T1">replaceAll</text:span>() when the array size is zero (n == 0)?</text:p>
      <text:p text:style-name="P28">If an array n is equal to zero, two total statements will be executed. <text:s/>The find method would return -1 for the first statement, and the while conditional will see that <text:span text:style-name="T18">index is not greater than -1 and will stop.</text:span></text:p>
      <text:p text:style-name="P10"/>
      <text:p text:style-name="P5"><text:span text:style-name="T3">Best Case Scenario. Under what conditions would the minimum number of replaceAll() loop iterations be executed for an array where n is large? What would cause the replaceAll() loop to never iterate even if n is large? What is the cost of the find() call(s) under these conditions? </text:span>What is the <text:span text:style-name="T14">total growth function under these conditions</text:span>?</text:p>
      <text:p text:style-name="P21">This condition exists if int oldValue is not present in the array. <text:s/>This would mean that the function would just run through find() and then return -1. <text:s/>Because find is O(n), the best case for replaceAll() is also O(n)</text:p>
      <text:p text:style-name="P23">T(0) = 1 * 1 = 1</text:p>
      <text:p text:style-name="P7"><text:span text:style-name="T3">Worst Case Scenario. Assuming newValue and oldValue are not equal, under what conditions would the maximum number of replaceAll() loop iterations be executed for an array where n is large? Note that every call to find() inside the replaceAll() loop is guaranteed to iterate a different number of times, so what would the average number of find() loop iterations be?</text:span>What is the <text:span text:style-name="T14">total growth function under these conditions</text:span>? </text:p>
      <text:p text:style-name="P21">The worst case scenario would be if oldValue is present in every index of the array. For example, if the array size is 100 and all hundred indices are the number 5, if oldValue is set to 5 and newValue is set to some other number, the while conditional will be executed for every value. <text:s/>This will multiply the array by itself, resulting in a growth function of O(n^2).</text:p>
      <text:p text:style-name="P29"><text:span text:style-name="T20">T(n) = (n + 3) * (n +3) = (n + 3)^2</text:span></text:p>
      <text:p text:style-name="P29"><text:span text:style-name="T3">Expected Average Case Scenario. </text:span>Assuming <text:span text:style-name="T2">a randomly ordered array of unique elements and oldValue is a value i</text:span>n the array, <text:span text:style-name="T16">how many replaceAll() loop iterations will occur? How many loop iterations in calls to find()? W</text:span>hat is the expected <text:span text:style-name="T14">average </text:span>growth function for a call to <text:span text:style-name="T1">replaceAll</text:span>()?</text:p>
      <text:p text:style-name="P22">The average growth rate should also be O(n^2). <text:s/>This is because find() will need to find the specified old value, and the while conditional will need to replace it, iterating through the array another n times. <text:s/>This will result in n*n or O(n^2).</text:p>
      <text:p text:style-name="P23">T(n) = ((n + 3)/2) * ((n + 3) <text:span text:style-name="T22">2) = ((n+3)/</text:span><text:span text:style-name="T23">2)^2</text:span></text:p>
      <text:p text:style-name="P4">What is the <text:span text:style-name="T4">runtime order (big-O)</text:span> of <text:span text:style-name="T1">replaceAll</text:span>() <text:span text:style-name="T11">based on the above growth functions</text:span>?</text:p>
      <text:p text:style-name="P23">Based on the above, the runtime order is O(n^2)</text:p>
      <text:h text:style-name="P16" text:outline-level="1"><text:soft-page-break/>Algorithm: sortIt()</text:h>
      <text:p text:style-name="P3"><text:span text:style-name="T4">Minimum Statements. </text:span>How many statements would be executed in a call to sortIt() when the array size is zero (n == 0) <text:span text:style-name="T2">or one (n == 1)</text:span>?</text:p>
      <text:p text:style-name="P24">When n == 0, 1 statement will be executed. This is the first for loop. <text:s/>Next will not be less than array.length in this case and the program will stop at 1.</text:p>
      <text:p text:style-name="P24">When n == 1 the same thing will happen. <text:s/>1 is not less than 1 so the program will execute one statement and stop.</text:p>
      <text:p text:style-name="P24">T(0) = n</text:p>
      <text:p text:style-name="P24">T(1) = n</text:p>
      <text:p text:style-name="P8"><text:span text:style-name="T3">Best Case Scenario. The sortIt() outer loop depends only on n, but the inner loop is sensitive to the ordering of elements in the array and the current index of the outer loop. Under what conditions would the minimum number of inner loop iterations occur when n is large? </text:span>What is the <text:span text:style-name="T3">growth function under these conditions</text:span>?</text:p>
      <text:p text:style-name="P25">The best case, when n is large, is that the array is already sorted. <text:s/>This will result in the inner loop stopping immediately, because the conditions are met, so only one statement will be added to array n.</text:p>
      <text:p text:style-name="P25">T(n) = n +1</text:p>
      <text:p text:style-name="P9"><text:span text:style-name="T3">Worst Case Scenario. The sortIt() outer loop depends only on n, but the inner loop is sensitive to the ordering of elements in the array and the current index of the outer loop. Under what conditions would the maximum number of inner loop iterations occur for an array where n is large? What is the average number of inner loop iterations per outer loop iteration? </text:span>What is the <text:span text:style-name="T4">growth function under these conditions</text:span>?</text:p>
      <text:p text:style-name="P25">The worst case scenario is if the array is in descending order. <text:span text:style-name="T24">Average number of outer loop iterations would be n – 1 because next will stop one short of array.length. The inner loop iterations will be to check the conditional, and then </text:span><text:span text:style-name="T25">set array[index] equal to array[index – 1] and also subtract one from index, so (index -1)*(index -2).</text:span></text:p>
      <text:p text:style-name="P26">T(n) = inner loop [(n-2)*(n-1)] / outer loop [(n-1)]</text:p>
      <text:p text:style-name="P6"><text:span text:style-name="T3">Expected Average Case Scenario. </text:span>Assuming <text:span text:style-name="T2">a random array of unique elements</text:span>, what is the expected average number of <text:span text:style-name="T15">inner loop iterations per outer loop iteration? How does it compare to the worst case? What is the growth function under these conditions</text:span>?</text:p>
      <text:p text:style-name="P26">To get the average case scenario, I took the best case and the worst case added together and divided by two. <text:s/>This led to {[(n-2)*(n-1)] + (n+1)/ <text:s/>[(n-1)]} /2 </text:p>
      <text:p text:style-name="P3">What is the <text:span text:style-name="T5">runtime order (big-O)</text:span> of sortIt() <text:span text:style-name="T11">based on the above growth functions</text:span>?</text:p>
      <text:p text:style-name="P26">Based upon the growth function above, the runtime order is still O(n^2), because the largest factor is n^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writing-mode="lr-tb"/>
      <style:text-properties style:font-name="Liberation Sans" fo:font-family="'Liberation Sans'" style:font-family-generic="swiss" style:font-pitch="variable" fo:font-size="12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20%" fo:hyphenation-ladder-count="no-limit" style:writing-mode="lr-tb"/>
      <style:text-properties style:font-name="Liberation Sans1" fo:font-family="'Liberation Sans'" style:font-style-name="Regular" style:font-family-generic="swiss" style:font-pitch="variable" fo:font-size="11pt"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Default_20_Paragraph_20_Font" style:display-name="Default Paragraph Font"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meta:creation-date>2015-05-16T15:10:00Z</meta:creation-date>
    <dc:date>2021-02-21T11:52:55.256633419</dc:date>
    <meta:editing-cycles>34</meta:editing-cycles>
    <meta:editing-duration>PT19H43M18S</meta:editing-duration>
    <meta:document-statistic meta:table-count="0" meta:image-count="0" meta:object-count="0" meta:page-count="3" meta:paragraph-count="48" meta:word-count="1301" meta:character-count="7278" meta:non-whitespace-character-count="6002"/>
    <meta:template xlink:type="simple" xlink:actuate="onRequest" xlink:title="" xlink:href="../../../Downloads/Analysis.odt/Normal.dotm"/>
  </office:meta>
</office:document-meta>
</file>